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1900000019AE2F5EC84C4EF5E6.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0DED0A2C8E50955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10000001900000019D4021191F147822B.png" manifest:media-type="image/png"/>
  <manifest:file-entry manifest:full-path="Pictures/10000001000000870000001D9ED844525175EE1A.png" manifest:media-type="image/png"/>
  <manifest:file-entry manifest:full-path="Pictures/100000010000001900000019598743E62A0A662D.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E2F5EC84C4EF5E6.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D4021191F147822B.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E2F5EC84C4EF5E6.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0.674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DED0A2C8E50955D.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4-28T13:18:17.665342531</meta:creation-date>
    <meta:editing-duration>P0D</meta:editing-duration>
    <meta:editing-cycles>1</meta:editing-cycles>
    <meta:document-statistic meta:object-count="333"/>
  </office:meta>
</office:document-meta>
</file>